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paragraph-properties fo:break-before="page"/>
      <style:text-properties fo:font-weight="bold" style:font-weight-asian="bold"/>
    </style:style>
  </office:automatic-styles>
  <office:body>
    <office:text text:use-soft-page-breaks="true">
      <text:p text:style-name="P1">Huiswerk week 2 les 1 SAQ</text:p>
      <text:p text:style-name="Normal"><text:span text:style-name="T2">Needs:</text:span><text:s/>Systeemeizen, problemen met het oude systeem dat moet worden opgelost.</text:p>
      <text:p text:style-name="Normal"><text:span text:style-name="T3">Features:<text:s/></text:span>Functies die aan het systeem moeten worden toegevoegd.</text:p>
      <text:p text:style-name="Normal"><text:span text:style-name="T4">Software Requirements:<text:s/></text:span>De kerneizen van de klant, voldoening aan de afspraken.</text:p>
      <text:p text:style-name="Normal"/>
      <text:p text:style-name="P5">Verschil tussen Features en Software Requirements:</text:p>
      <text:p text:style-name="Normal">Het grootste verschil tussen features en software requirements is de vertaling van een algemene eis naar het functioneren binnen een programma.</text:p>
      <text:p text:style-name="P6">10 Requirements verkeerslicht.</text:p>
      <text:p text:style-name="Normal">1.-<text:s/>De lamp moet niet op de kleur voor stoppen<text:s/>gaan wanneer er geen verkeer staat te wachten.</text:p>
      <text:p text:style-name="Normal">2.- De lamp moet oranje gaan knipperen wanneer er extreem weinig verkeer is.</text:p>
      <text:p text:style-name="Normal">3.- De lamp moet zorgen dat er niet 2 verschillende verkeersstromingen op 1 punt komen.</text:p>
      <text:p text:style-name="Normal">4.- De lamp moet zorgen dat er geen files ontstaan door het te lang op een kleur<text:s/>blijven.</text:p>
      <text:p text:style-name="Normal">5.- De lamp moet zorgen dat mensen niet te lang staan te wachten.</text:p>
      <text:p text:style-name="Normal">6.- De lamp moet zorgen dat er voor rood eerst een aantal seconde op oranje<text:s/>gaat.</text:p>
      <text:p text:style-name="Normal">7.-<text:s/>De lamp moet 1 kleur tegelijk weergeven.</text:p>
      <text:p text:style-name="Normal">8.-<text:s/>De lamp moet dynamisch aanpasbaar zijn om aan veranderingen in het verkeerssysteem te voldoen.</text:p>
      <text:p text:style-name="Normal">9.-<text:s/>Als er sprake is van een inbegrepen flitspaal moet deze foto’s maken wanneer een mobilist een gedefineerde regel overtreedt.</text:p>
      <text:p text:style-name="Normal">10.-<text:s/>De lamp moet de juiste helderheid hebben.</text:p>
      <text:soft-page-break/>
      <text:p text:style-name="P7">Functionele requirements “balie” het pilletje.</text:p>
      <text:p text:style-name="Normal">Gegevens klanten kunnen ophalen<text:s/>en aanpassen<text:s/>– M<text:s/>(Noodzakelijk om te kunnen werken en registreren<text:s/>en klanten hun dossiering aan te bieden)</text:p>
      <text:p text:style-name="Normal">Medische Enclopedie over medicijnen kunnen openen –<text:s/>C (Mits het bedrijf al toegang heeft tot die digitale omgeving)</text:p>
      <text:p text:style-name="Normal">Registratie Personeel – S<text:s/>(Dit is een belangrijk punt maar er zijn dingen die belangrijker zijn)</text:p>
      <text:p text:style-name="Normal">Online overzicht Balans/Bedrijfskassa<text:s/>(Baten/Lasten en Ontvangtsten/Uitgaven) – S<text:s/>(Ook erg belangrijk maar niet prioriteit 1)</text:p>
      <text:p text:style-name="Normal">Mooie overzichtpagina waarop personeelsleden makkelijk bij de juiste functie kunnen komen – C (Handig maar zeker niet noodzakelijk)</text:p>
      <text:p text:style-name="Normal">Integratie pinautomaat met bank bedrijf – W (Niet de taak van ICT)</text:p>
      <text:p text:style-name="Normal">Beveiligingsysteem gegevens<text:s/>– M (De klant is koning en je wilt niet dat hun (medische) gegevens gestolen worden.)</text:p>
      <text:p text:style-name="Normal">Toegang tot het aanpassen van de gegevens op dewebsite van “Het Pilletje” – S (Het Pilletje zou makkelijk hun gegeens moeten kunnen aanpassen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9-07T10:20:00Z</meta:creation-date>
    <dc:date>2015-09-07T10:20:00Z</dc:date>
    <meta:template xlink:href="Normal.dotm" xlink:type="simple"/>
    <meta:editing-cycles>2</meta:editing-cycles>
    <meta:editing-duration>PT0S</meta:editing-duration>
    <meta:document-statistic meta:page-count="2" meta:paragraph-count="4" meta:word-count="350" meta:character-count="2271" meta:row-count="16" meta:non-whitespace-character-count="1925"/>
  </office:meta>
</office:document-meta>
</file>